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Lucida Grande" svg:font-family="'Lucida Grande'" style:font-family-generic="system" style:font-pitch="variable"/>
  </office:font-face-decls>
  <office:automatic-styles>
    <style:style style:name="P1" style:family="paragraph" style:parent-style-name="Normal">
      <style:text-properties fo:color="#ff0000" fo:language="fr" fo:country="FR" fo:font-weight="bold" style:font-weight-asian="bold"/>
    </style:style>
    <style:style style:name="P2" style:family="paragraph" style:parent-style-name="Normal">
      <style:text-properties fo:font-size="16pt" fo:language="fr" fo:country="FR" style:text-underline-style="solid" style:text-underline-width="auto" style:text-underline-color="font-color" fo:font-weight="bold" style:text-underline-mode="continuous" style:text-overline-mode="continuous" style:text-line-through-mode="continuous" style:font-size-asian="16pt" style:font-weight-asian="bold"/>
    </style:style>
    <style:style style:name="P3" style:family="paragraph" style:parent-style-name="Normal">
      <style:text-properties fo:font-size="16pt" fo:language="fr" fo:country="FR" fo:font-weight="bold" style:font-size-asian="16pt" style:font-weight-asian="bold"/>
    </style:style>
    <style:style style:name="P4" style:family="paragraph" style:parent-style-name="Normal">
      <style:text-properties fo:font-size="20pt" fo:language="fr" fo:country="FR" fo:font-weight="bold" style:font-size-asian="20pt" style:font-weight-asian="bold"/>
    </style:style>
    <style:style style:name="P5" style:family="paragraph" style:parent-style-name="Normal">
      <style:text-properties fo:language="fr" fo:country="FR"/>
    </style:style>
    <style:style style:name="P6" style:family="paragraph" style:parent-style-name="Normal">
      <style:text-properties fo:language="fr" fo:country="FR" fo:font-weight="bold" style:font-weight-asian="bold"/>
    </style:style>
    <style:style style:name="P7" style:family="paragraph" style:parent-style-name="Normal">
      <style:text-properties fo:language="fr" fo:country="FR" fo:font-weight="bold" style:font-weight-asian="bold" style:font-weight-complex="bold"/>
    </style:style>
    <style:style style:name="P8" style:family="paragraph" style:parent-style-name="Normal" style:master-page-name="MP0">
      <style:paragraph-properties style:page-number="auto" fo:break-before="page"/>
      <style:text-properties fo:font-size="18pt" fo:language="fr" fo:country="FR" style:text-underline-style="solid" style:text-underline-width="auto" style:text-underline-color="font-color" fo:font-weight="bold" style:text-underline-mode="continuous" style:text-overline-mode="continuous" style:text-line-through-mode="continuous" style:font-size-asian="18pt" style:font-weight-asian="bold"/>
    </style:style>
    <style:style style:name="P9" style:family="paragraph" style:parent-style-name="List_20_Paragraph" style:list-style-name="L1">
      <style:text-properties fo:language="fr" fo:country="FR"/>
    </style:style>
    <style:style style:name="P10" style:family="paragraph" style:parent-style-name="List_20_Paragraph" style:list-style-name="L2">
      <style:text-properties fo:language="fr" fo:country="FR"/>
    </style:style>
    <style:style style:name="P11" style:family="paragraph" style:parent-style-name="List_20_Paragraph" style:list-style-name="L3">
      <style:text-properties fo:language="fr" fo:country="FR"/>
    </style:style>
    <style:style style:name="P12" style:family="paragraph" style:parent-style-name="List_20_Paragraph" style:list-style-name="L4">
      <style:text-properties fo:language="fr" fo:country="FR"/>
    </style:style>
    <style:style style:name="P13" style:family="paragraph" style:parent-style-name="List_20_Paragraph" style:list-style-name="L5">
      <style:text-properties fo:language="fr" fo:country="FR"/>
    </style:style>
    <style:style style:name="T1" style:family="text">
      <style:text-properties fo:color="#ff0000" fo:language="fr" fo:country="FR" fo:font-weight="bold" style:font-weight-asian="bold"/>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ienvenue chez openSUSE®</text:p>
      <text:p text:style-name="P5"/>
      <text:p text:style-name="P5">Bonjour ! Nous sommes la communauté internationale openSUSE - conviviale, accueillante et active dans la création du premier Linux pour le futur.</text:p>
      <text:p text:style-name="P5"/>
      <text:p text:style-name="P7">Ce que nous <text:s/>faisons</text:p>
      <text:p text:style-name="P5">Nous développons une distribution Linux impressionnante et de puissants outils autour d'elle. Nous croyons en la liberté de créer une technologie qui sera mieux pour chacun. Nous avons également du plaisir lorsque nous le faisons !</text:p>
      <text:p text:style-name="P5"/>
      <text:p text:style-name="P7">Travailler ensemble</text:p>
      <text:p text:style-name="P5">Nous travaillons beaucoup avec la communauté du Logiciel Libre et d'autres distributions Linux, initiant de nouveaux projets collaboratifs et intégrant quiconque souhaite contribuer à notre technologie.</text:p>
      <text:p text:style-name="P5"/>
      <text:p text:style-name="P7">Vous aider</text:p>
      <text:p text:style-name="P5">Que vous soyez un nouvel utilisateur à la recherche d'aide ou un développeur expérimenté qui cherchent à faire une compilation croisée et de distribuer des logiciels, openSUSE fournit les outils et le soutien dont vous avez besoin, et nous serons heureux de vous aider le long du chemin.</text:p>
      <text:p text:style-name="P5"/>
      <text:p text:style-name="P1">Venez nous rencontrer sur openSUSE.org.</text:p>
      <text:p text:style-name="P5"/>
      <text:p text:style-name="P5"/>
      <text:p text:style-name="P2">Linux pour les esprits ouverts</text:p>
      <text:p text:style-name="P5">(include 4 logos)</text:p>
      <text:p text:style-name="P5"/>
      <text:p text:style-name="P3"/>
      <text:p text:style-name="P2">Une distribution pour tout le monde</text:p>
      <text:p text:style-name="P5"/>
      <text:p text:style-name="P7">Pour les utilisateurs</text:p>
      <text:p text:style-name="P5">Avec openSUSE, vous pouvez facilement concevoir des illustrations, créer des documents et des vidéos ou surfer sur Internet. Des centaines d'applications sont incluses et des milliers d'autres outils mis à jour régulièrement, sont à portée de clic. C'est un bureau prêt pour les utilisateurs les plus exigeants - à tout moment, n'importe où, quoi qu'il en soit.</text:p>
      <text:p text:style-name="P5"/>
      <text:p text:style-name="P7">Pour les administrateurs</text:p>
      <text:p text:style-name="P5">openSUSE répond à vos besoins en terme de réseau, de management et de maintenance pour les entreprises et PME. Créer un serveur mail, Web ou de fichiers. Gérer les comptes utilisateurs, déployer des machines virtuelles ou un pare-feu. Et grâce à YaST, le plus complet et puissant outil d'administration dans l'industrie, vous pourrez gérer facilement votre environnement.</text:p>
      <text:p text:style-name="P5"/>
      <text:p text:style-name="P7">Pour les développeurs</text:p>
      <text:p text:style-name="P5">Une flexibilité et une stabilité sans comparaison et des versions à jour de tous les outils et bibliothèques, il n'y pas de meilleur Linux pour le développement logiciel.</text:p>
      <text:p text:style-name="P5"><text:soft-page-break/></text:p>
      <text:p text:style-name="P1">Essayez-la sur download.opensuse.org.</text:p>
      <text:p text:style-name="P1"/>
      <text:p text:style-name="P4">Qu'est-ce qui est Cool au sujet de d'openSUSE ?</text:p>
      <text:p text:style-name="P4"/>
      <text:p text:style-name="P2">SUSE Studio</text:p>
      <text:p text:style-name="P5"/>
      <text:p text:style-name="P6">COOL</text:p>
      <text:list xml:id="list15163899411" text:style-name="L1">
        <text:list-item>
          <text:p text:style-name="P9">Construisez une distribution complète à partir d'un navigateur, optimisée avec vos paquets, scripts et environnements graphiques.</text:p>
        </text:list-item>
        <text:list-item>
          <text:p text:style-name="P9">Basée sur la dernière openSUSE, ou sur la plateforme SUSE Linux Enterprise.</text:p>
        </text:list-item>
      </text:list>
      <text:p text:style-name="P5"/>
      <text:p text:style-name="P6">COOL++</text:p>
      <text:list xml:id="list1382158322" text:style-name="L2">
        <text:list-item>
          <text:p text:style-name="P10">Testez votre système d'exploitation (SE) via Secure Shell (SSH) ou navigateur internet et vos changements seront sauvés dans l'image. Les choix de sorties incluent VMware, KVM, LiveCD/USB avec déploiement d'un clic vers Amazon EC2.</text:p>
        </text:list-item>
        <text:list-item>
          <text:p text:style-name="P10">Incluez WebYaST grâce auquel votre système d'exploitation sera configurable depuis n'importe quel navigateur Web.</text:p>
        </text:list-item>
        <text:list-item>
          <text:p text:style-name="P10">Exportez votre configuration comme KIWI XML pour une compilation personnalisée dans OBS.</text:p>
        </text:list-item>
      </text:list>
      <text:p text:style-name="P5"/>
      <text:p text:style-name="P1">Essayez Studio sur susestudio.com.</text:p>
      <text:p text:style-name="P5"/>
      <text:p text:style-name="P3"/>
      <text:p text:style-name="P2">Open Build Service</text:p>
      <text:p text:style-name="P5"/>
      <text:p text:style-name="P6">COOL</text:p>
      <text:list xml:id="list794617049" text:style-name="L3">
        <text:list-item>
          <text:p text:style-name="P11">Puissant système de compilation pour toute sorte de paquets (deb, rpm, tgz, exe) ou architecture (ARMv5/v7, x86, x86_64)</text:p>
        </text:list-item>
      </text:list>
      <text:p text:style-name="P5"/>
      <text:p text:style-name="P6">COOL++</text:p>
      <text:list xml:id="list1280982000" text:continue-numbering="true" text:style-name="L3">
        <text:list-item>
          <text:p text:style-name="P11">Récupère le code directement depuis Git ou SVN et compile chaque paquet dans une machine virtuelle (VM) pour des résultats reproductibles et fiables.</text:p>
        </text:list-item>
        <text:list-item>
          <text:p text:style-name="P11">Offre des API pour permettre de s'intégrer aux applications, à d'autres instances Open Build Service (OBS) ou à sites internet.</text:p>
        </text:list-item>
        <text:list-item>
          <text:p text:style-name="P11">Offre de puissants outils de collaboration qui permettent la formation d'équipes et de projets, duplication de paquets, requêtes de fusion.</text:p>
        </text:list-item>
        <text:list-item>
          <text:p text:style-name="P11">build.opensuse.org supporte actuellement 27 distributions Linux sur six architectures et a plus de 30 000 utilisateurs compilant plus de 150 000 paquets.</text:p>
        </text:list-item>
        <text:list-item>
          <text:p text:style-name="P11">OBS est utilisé par des industriels importants comme DELL ou par des projets communautaires, comme VLC.</text:p>
        </text:list-item>
        <text:list-item>
          <text:p text:style-name="P11"><text:soft-page-break/>Grâce à l'outil KIWI, OBS peut compiler presque tous les types d'images systèmes, incluant tous les formats connus de VM, images disques et live CD.</text:p>
        </text:list-item>
      </text:list>
      <text:p text:style-name="P5"/>
      <text:p text:style-name="P1">Renseignez-vous sur OBS sur openbuildservice.org.</text:p>
      <text:p text:style-name="P5"/>
      <text:p text:style-name="P2"/>
      <text:p text:style-name="P2"/>
      <text:p text:style-name="P2"/>
      <text:p text:style-name="P2">Tumbleweed</text:p>
      <text:p text:style-name="P5"/>
      <text:p text:style-name="P6">COOL</text:p>
      <text:list xml:id="list336519083" text:style-name="L4">
        <text:list-item>
          <text:p text:style-name="P12">Tumbleweed offre un dépôt de type rolling-release (toujours à jour) pour openSUSE, ainsi vous échappez aux mises à niveau de distributions et profitez d'un progrès stable et régulier.</text:p>
        </text:list-item>
      </text:list>
      <text:p text:style-name="P6"/>
      <text:p text:style-name="P6">COOL++</text:p>
      <text:list xml:id="list560179932" text:continue-numbering="true" text:style-name="L4">
        <text:list-item>
          <text:p text:style-name="P12"><text:s/>Toujours les derniers logiciels sans le travail habituellement lié aux distributions rolling-release.</text:p>
        </text:list-item>
        <text:list-item>
          <text:p text:style-name="P12">Revenez à tout moment à la version stable d'openSUSE en enlevant le dépôt Tumbleweed.</text:p>
        </text:list-item>
        <text:list-item>
          <text:p text:style-name="P12">openSUSE Tumbleweed est un projet en mouvement. Les testeurs sont encouragés à rejoindre la liste de diffusion et à soumettre leurs retours. Les contributeurs sont toujours les bienvenus.</text:p>
        </text:list-item>
      </text:list>
      <text:p text:style-name="P5"/>
      <text:p text:style-name="P1">Basculer sur Tumbleweed sur fr.opensuse.org/tumbleweed.</text:p>
      <text:p text:style-name="P5"/>
      <text:p text:style-name="P5"/>
      <text:p text:style-name="P5"/>
      <text:p text:style-name="P2">Liberté &amp; Choix</text:p>
      <text:p text:style-name="P5"/>
      <text:p text:style-name="P6">COOL</text:p>
      <text:list xml:id="list1311329723" text:continue-numbering="true" text:style-name="L4">
        <text:list-item>
          <text:p text:style-name="P12">openSUSE est entièrement libre et open source. Mais si nécessaire, le support pour Adobe Flash et des formats multimédias non libres sont disponibles et faciles à obtenir.</text:p>
        </text:list-item>
      </text:list>
      <text:p text:style-name="P5"/>
      <text:p text:style-name="P6">COOL++</text:p>
      <text:list xml:id="list1489588104" text:continue-numbering="true" text:style-name="L4">
        <text:list-item>
          <text:p text:style-name="P12">Les principaux environnements libres GNOME, KDE, LXDE et XFCE sont entièrement supportés et livrés sur un seul DVD, donc le choix vous appartient.</text:p>
        </text:list-item>
      </text:list>
      <text:p text:style-name="P5"/>
      <text:p text:style-name="P1">Télécharger openSUSE sur download.opensuse.org.</text:p>
      <text:p text:style-name="P5"/>
      <text:p text:style-name="P5"/>
      <text:p text:style-name="P3">openQA</text:p>
      <text:p text:style-name="P5"/>
      <text:p text:style-name="P6"><text:soft-page-break/>COOL</text:p>
      <text:list xml:id="list1543723641" text:continue-numbering="true" text:style-name="L4">
        <text:list-item>
          <text:p text:style-name="P12">Tests intégralement automatisés de n'importe quel type de logiciel.</text:p>
        </text:list-item>
        <text:list-item>
          <text:p text:style-name="P12">Prends des captures d'écran fréquentes et compare avec les résultats attendus.</text:p>
        </text:list-item>
        <text:list-item>
          <text:p text:style-name="P12">Interface Web simple avec visualisation claire du statut.</text:p>
        </text:list-item>
      </text:list>
      <text:p text:style-name="P5"/>
      <text:p text:style-name="P6">COOL++</text:p>
      <text:list xml:id="list1448923816" text:style-name="L5">
        <text:list-item>
          <text:p text:style-name="P13">Les scripts de test sont faciles à écrire.</text:p>
        </text:list-item>
        <text:list-item>
          <text:p text:style-name="P13">Les captures d'écran peuvent être téléchargées comme les vidéos.</text:p>
        </text:list-item>
      </text:list>
      <text:p text:style-name="P5"/>
      <text:p text:style-name="Normal"><text:span text:style-name="Default_20_Paragraph_20_Font"><text:span text:style-name="T1">Voyez-le en action sur openqa.opensuse.org.</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Lucida Grande" svg:font-family="'Lucida Grande'"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fo:text-shadow="none"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fr" fo:country="FR" fo:font-style="normal" fo:text-shadow="none"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106cm" fo:hyphenation-ladder-count="no-limit" fo:keep-with-next="always"/>
      <style:text-properties style:font-name="Arial" fo:font-size="16pt" fo:font-weight="bold" style:letter-kerning="true" style:font-size-asian="16pt" style:font-weight-asian="bold" style:font-name-complex="Arial" style:font-size-complex="16pt" style:font-weight-complex="bold" fo:hyphenate="false"/>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fo:hyphenate="false"/>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style:font-name="Arial" fo:font-size="13pt" fo:font-weight="bold" style:font-size-asian="13pt" style:font-weight-asian="bold" style:font-name-complex="Arial" style:font-size-complex="13pt" style:font-weight-complex="bold" fo:hyphenate="false"/>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ext-properties fo:font-size="14pt" fo:font-weight="bold" style:font-size-asian="14pt" style:font-weight-asian="bold" style:font-size-complex="14pt" style:font-weight-complex="bold" fo:hyphenate="false"/>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Normal" style:next-style-name="Normal" style:default-outline-level="6" style:class="text">
      <style:paragraph-properties fo:margin-top="0.423cm" fo:margin-bottom="0.106cm" fo:hyphenation-ladder-count="no-limit"/>
      <style:text-properties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423cm" fo:margin-bottom="0.106cm" fo:hyphenation-ladder-count="no-limit"/>
      <style:text-properties fo:hyphenate="false"/>
    </style:style>
    <style:style style:name="Heading_20_8" style:display-name="Heading 8" style:family="paragraph" style:parent-style-name="Normal" style:next-style-name="Normal" style:default-outline-level="8" style:class="text">
      <style:paragraph-properties fo:margin-top="0.423cm" fo:margin-bottom="0.106cm" fo:hyphenation-ladder-count="no-limit"/>
      <style:text-properties fo:font-style="italic" style:font-style-asian="italic" style:font-style-complex="italic" fo:hyphenate="false"/>
    </style:style>
    <style:style style:name="Heading_20_9" style:display-name="Heading 9" style:family="paragraph" style:parent-style-name="Normal" style:next-style-name="Normal" style:default-outline-level="9" style:class="text">
      <style:paragraph-properties fo:margin-top="0.423cm" fo:margin-bottom="0.106cm" fo:hyphenation-ladder-count="no-limit"/>
      <style:text-properties style:font-name="Arial" fo:font-size="11pt" style:font-size-asian="11pt" style:font-name-complex="Arial" style:font-size-complex="11pt" fo:hyphenate="false"/>
    </style:style>
    <style:style style:name="Normal" style:family="paragraph">
      <style:paragraph-properties fo:hyphenation-ladder-count="no-limit"/>
      <style:text-properties fo:font-size="12pt" style:font-size-asian="12pt" style:font-size-complex="12pt" fo:hyphenate="false"/>
    </style:style>
    <style:style style:name="Caption" style:family="paragraph" style:parent-style-name="Normal" style:next-style-name="Normal" style:class="extra">
      <style:paragraph-properties fo:margin-top="0.212cm" fo:margin-bottom="0.212cm" fo:hyphenation-ladder-count="no-limit"/>
      <style:text-properties fo:font-size="10pt" fo:font-weight="bold" style:font-size-asian="10pt" style:font-weight-asian="bold" style:font-size-complex="10pt" style:font-weight-complex="bold" fo:hyphenate="false"/>
    </style:style>
    <style:style style:name="Title" style:family="paragraph" style:parent-style-name="Normal" style:default-outline-level="1" style:list-style-name="" style:class="chapter">
      <style:paragraph-properties fo:margin-top="0.423cm" fo:margin-bottom="0.106cm" fo:text-align="center" style:justify-single-word="false" fo:hyphenation-ladder-count="no-limit"/>
      <style:text-properties style:font-name="Arial" fo:font-size="16pt" fo:font-weight="bold" style:letter-kerning="true" style:font-size-asian="16pt" style:font-weight-asian="bold" style:font-name-complex="Arial" style:font-size-complex="16pt" style:font-weight-complex="bold" fo:hyphenate="false"/>
    </style:style>
    <style:style style:name="Subtitle" style:family="paragraph" style:parent-style-name="Normal" style:default-outline-level="2" style:list-style-name="" style:class="chapter">
      <style:paragraph-properties fo:margin-top="0cm" fo:margin-bottom="0.106cm" fo:text-align="center" style:justify-single-word="false" fo:hyphenation-ladder-count="no-limit"/>
      <style:text-properties style:font-name="Arial" style:font-name-complex="Arial"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Comment_20_Text" style:display-name="Comment Text" style:family="paragraph" style:parent-style-name="Normal">
      <style:paragraph-properties fo:hyphenation-ladder-count="no-limit"/>
      <style:text-properties fo:hyphenate="false"/>
    </style:style>
    <style:style style:name="Comment_20_Subject" style:display-name="Comment Subject" style:family="paragraph" style:parent-style-name="Comment_20_Text" style:next-style-name="Comment_20_Text">
      <style:paragraph-properties fo:hyphenation-ladder-count="no-limit"/>
      <style:text-properties fo:font-size="10pt" fo:font-weight="bold" style:font-size-asian="10pt" style:font-weight-asian="bold" style:font-size-complex="10pt" style:font-weight-complex="bold" fo:hyphenate="false"/>
    </style:style>
    <style:style style:name="Balloon_20_Text" style:display-name="Balloon Text" style:family="paragraph" style:parent-style-name="Normal">
      <style:paragraph-properties fo:hyphenation-ladder-count="no-limit"/>
      <style:text-properties style:font-name="Lucida Grande" fo:font-size="9pt" style:font-size-asian="9pt" style:font-size-complex="9pt"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16pt" fo:font-weight="bold" style:letter-kerning="true" style:font-size-asian="16pt" style:font-weight-asian="bold" style:font-name-complex="Arial" style:font-size-complex="16pt" style:font-weight-complex="bold"/>
    </style:style>
    <style:style style:name="Heading_20_2_20_Char" style:display-name="Heading 2 Char" style:family="text" style:parent-style-name="Default_20_Paragraph_20_Font">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_20_Char" style:display-name="Heading 3 Char" style:family="text" style:parent-style-name="Default_20_Paragraph_20_Font">
      <style:text-properties style:font-name="Arial" fo:font-size="13pt" fo:font-weight="bold" style:font-size-asian="13pt" style:font-weight-asian="bold" style:font-name-complex="Arial"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size-complex="11pt"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Arial" fo:font-size="11pt" style:font-size-asian="11pt" style:font-name-complex="Arial" style:font-size-complex="11pt"/>
    </style:style>
    <style:style style:name="Title_20_Char" style:display-name="Title Char" style:family="text" style:parent-style-name="Default_20_Paragraph_20_Font">
      <style:text-properties style:font-name="Arial" fo:font-size="16pt" fo:font-weight="bold" style:letter-kerning="true" style:font-size-asian="16pt" style:font-weight-asian="bold" style:font-name-complex="Arial" style:font-size-complex="16pt" style:font-weight-complex="bold"/>
    </style:style>
    <style:style style:name="Subtitle_20_Char" style:display-name="Subtitle Char" style:family="text" style:parent-style-name="Default_20_Paragraph_20_Font">
      <style:text-properties style:font-name="Arial" fo:font-size="12pt" style:font-size-asian="12pt" style:font-name-complex="Arial" style:font-size-complex="12pt"/>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505</meta:generator>
    <meta:initial-creator>Scott Corfield</meta:initial-creator>
    <meta:creation-date>2011-11-17T00:11:00Z</meta:creation-date>
    <dc:date>2012-05-28T13:58:09</dc:date>
    <meta:editing-cycles>5</meta:editing-cycles>
    <meta:editing-duration>PT10M20S</meta:editing-duration>
    <meta:document-statistic meta:table-count="0" meta:image-count="0" meta:object-count="0" meta:page-count="4" meta:paragraph-count="63" meta:word-count="800" meta:character-count="5229" meta:non-whitespace-character-count="4513"/>
    <dc:creator>Bruno Friedmann</dc:creator>
    <meta:template xlink:type="simple" xlink:actuate="onRequest" xlink:title="" xlink:href="Normal.dotm"/>
  </office:meta>
</office:document-meta>
</file>